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3">
      <style:paragraph-properties fo:margin-left="0cm" fo:margin-right="0cm" fo:text-indent="0cm" style:auto-text-indent="false" fo:keep-with-next="auto"/>
    </style:style>
    <style:style style:name="P2" style:family="paragraph" style:parent-style-name="Heading_20_4">
      <style:paragraph-properties fo:margin-left="0cm" fo:margin-right="0cm" fo:text-indent="0cm" style:auto-text-indent="false" fo:keep-with-next="auto"/>
    </style:style>
    <style:style style:name="P3" style:family="paragraph" style:parent-style-name="Preformatted_20_Text">
      <style:paragraph-properties fo:margin-left="0cm" fo:margin-right="0cm" fo:text-indent="0cm" style:auto-text-indent="false" fo:keep-with-next="auto"/>
    </style:style>
    <style:style style:name="P4" style:family="paragraph" style:parent-style-name="Text_20_body">
      <style:paragraph-properties fo:margin-left="0cm" fo:margin-right="0cm" fo:text-indent="0cm" style:auto-text-indent="false" fo:keep-with-next="auto"/>
    </style:style>
    <style:style style:name="P5" style:family="paragraph" style:parent-style-name="Preformatted_20_Text">
      <style:paragraph-properties fo:margin-left="0cm" fo:margin-right="0cm" fo:margin-top="0cm" fo:margin-bottom="0.499cm" style:contextual-spacing="false" fo:text-indent="0cm" style:auto-text-indent="false" fo:keep-with-next="auto"/>
    </style:style>
    <style:style style:name="P6" style:family="paragraph" style:parent-style-name="Text_20_body">
      <style:paragraph-properties fo:margin-left="0cm" fo:margin-right="0cm" fo:text-indent="0cm" style:auto-text-indent="false" fo:padding="0cm" fo:border="none"/>
    </style:style>
    <style:style style:name="P7" style:family="paragraph" style:parent-style-name="Preformatted_20_Text">
      <style:paragraph-properties fo:margin-top="0cm" fo:margin-bottom="0.499cm" style:contextual-spacing="false" fo:keep-with-next="auto"/>
    </style:style>
    <style:style style:name="P8" style:family="paragraph" style:parent-style-name="Preformatted_20_Text">
      <style:paragraph-properties fo:keep-with-next="auto"/>
    </style:style>
    <style:style style:name="P9" style:family="paragraph" style:parent-style-name="Text_20_body">
      <style:paragraph-properties fo:margin-left="0cm" fo:margin-right="0cm" fo:text-indent="0cm" style:auto-text-indent="false"/>
      <style:text-properties loext:padding="0cm" loext:border="none"/>
    </style:style>
    <style:style style:name="P10" style:family="paragraph" style:parent-style-name="Preformatted_20_Text">
      <style:paragraph-properties fo:margin-top="0cm" fo:margin-bottom="0.499cm" style:contextual-spacing="false"/>
    </style:style>
    <style:style style:name="P11" style:family="paragraph" style:parent-style-name="Text_20_body" style:list-style-name="L1">
      <style:paragraph-properties fo:margin-left="0cm" fo:margin-right="0cm" fo:text-indent="0cm" style:auto-text-indent="false" fo:keep-with-next="auto"/>
    </style:style>
    <style:style style:name="P12" style:family="paragraph" style:parent-style-name="Text_20_body" style:list-style-name="L2">
      <style:paragraph-properties fo:margin-left="0cm" fo:margin-right="0cm" fo:text-indent="0cm" style:auto-text-indent="false" fo:keep-with-next="auto"/>
    </style:style>
    <style:style style:name="P13" style:family="paragraph" style:parent-style-name="Text_20_body" style:list-style-name="L3">
      <style:paragraph-properties fo:margin-left="0cm" fo:margin-right="0cm" fo:text-indent="0cm" style:auto-text-indent="false" fo:keep-with-next="auto"/>
    </style:style>
    <style:style style:name="P14" style:family="paragraph" style:parent-style-name="Text_20_body" style:list-style-name="L4">
      <style:paragraph-properties fo:margin-left="0cm" fo:margin-right="0cm" fo:text-indent="0cm" style:auto-text-indent="false" fo:keep-with-next="auto"/>
    </style:style>
    <style:style style:name="P15" style:family="paragraph" style:parent-style-name="Text_20_body" style:list-style-name="L5">
      <style:paragraph-properties fo:margin-left="0cm" fo:margin-right="0cm" fo:text-indent="0cm" style:auto-text-indent="false" fo:keep-with-next="auto"/>
    </style:style>
    <style:style style:name="P16" style:family="paragraph" style:parent-style-name="Text_20_body" style:list-style-name="L6">
      <style:paragraph-properties fo:margin-left="0cm" fo:margin-right="0cm" fo:text-indent="0cm" style:auto-text-indent="false" fo:keep-with-next="auto"/>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fo:keep-with-next="auto"/>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T1" style:family="text">
      <style:text-properties loext:padding="0cm" loext:border="none"/>
    </style:style>
    <style:style style:name="T2" style:family="text">
      <style:text-properties fo:font-weight="bold"/>
    </style:style>
    <style:style style:name="T3" style:family="text">
      <style:text-properties fo:font-style="italic"/>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sta imagen es <text:span text:style-name="T2">oro puro</text:span> para el diagnóstico. Has capturado al "asesino" con el arma humeante.</text:p>
      <text:p text:style-name="Text_20_body">El problema <text:span text:style-name="T2">no es un deadlock de software</text:span> (mi teoría anterior del threading era incorrecta). El problema es <text:span text:style-name="T2">Swap Thrashing (Colapso de Memoria Virtual)</text:span>.</text:p>
      <text:h text:style-name="Heading_20_3" text:outline-level="3">Análisis Forense de la captura:</text:h>
      <text:list text:style-name="L7">
        <text:list-item>
          <text:p text:style-name="P19"><text:span text:style-name="T2">Disco al 100% (Lo más crítico):</text:span> Fíjate en la gráfica de "Disco". Está totalmente saturada en azul (tiempo de actividad 100%), pero la transferencia es baja (60 MB/s). Esto significa que el disco está buscando datos desesperadamente (random I/O).</text:p>
        </text:list-item>
        <text:list-item>
          <text:p text:style-name="P19"><text:span text:style-name="T2">Errores graves de memoria (Hard Faults):</text:span> Abajo a la izquierda ves "10 errores graves/s". En terminología de Windows, un "Hard Fault" no es un error de código, significa que un programa pidió un dato que <text:span text:style-name="T3">debería</text:span> estar en RAM, pero el sistema lo había movido al disco (archivo de paginación) porque la RAM estaba llena.</text:p>
        </text:list-item>
        <text:list-item>
          <text:p text:style-name="P19"><text:span text:style-name="T2">La consola:</text:span> Muestra <text:span text:style-name="Source_20_Text">Materializing param...</text:span>. Justo ahí se congela. Esto ocurre cuando la librería <text:span text:style-name="Source_20_Text">transformers</text:span> convierte los pesos del modelo de disco a tensores en RAM.</text:p>
        </text:list-item>
      </text:list>
      <text:h text:style-name="Heading_20_3" text:outline-level="3">El Diagnóstico:</text:h>
      <text:p text:style-name="Text_20_body">Tu ordenador tiene 16GB de RAM. Al cargar SAM-3, Python está intentando asignar más memoria de la que tienes libre. Windows entra en pánico y empieza a usar tu SSD como si fuera memoria RAM. Como el SSD es 1000 veces más lento que la RAM, el sistema operativo se queda esperando datos del disco para todo (incluido mover el ratón o actualizar la pantalla), provocando el "freeze" total.</text:p>
      <text:p text:style-name="Text_20_body">No es un bug de tu código, es que <text:span text:style-name="T2">el modelo no cabe en la memoria de la forma en que se está cargando</text:span>.</text:p>
      <text:p text:style-name="Horizontal_20_Line"/>
      <text:h text:style-name="Heading_20_3" text:outline-level="3">La Solución (Corrección en <text:span text:style-name="Source_20_Text">sam3_runner.py</text:span>)</text:h>
      <text:p text:style-name="Text_20_body">Tenemos que obligar a la librería <text:span text:style-name="Source_20_Text">transformers</text:span> a ser eficiente con la memoria. Por defecto, carga el modelo entero duplicando datos antes de optimizarlos.</text:p>
      <text:p text:style-name="Text_20_body">Abre <text:span text:style-name="Source_20_Text">sam3_runner.py</text:span> y modifica el método <text:span text:style-name="Source_20_Text">load_model</text:span>. Vamos a añadir <text:span text:style-name="Source_20_Text">low_cpu_mem_usage=True</text:span>. Esto es <text:span text:style-name="T2">vital</text:span> para máquinas con 16GB de RAM.</text:p>
      <text:h text:style-name="Heading_20_4" text:outline-level="4">Modificación 1: Carga eficiente</text:h>
      <text:p text:style-name="Text_20_body">Busca la línea donde cargas el modelo (aprox línea 59) y cámbiala por esto:</text:p>
      <text:p text:style-name="P17">Python</text:p>
      <text:p text:style-name="Preformatted_20_Text"><text:span text:style-name="Source_20_Text"># En sam3_runner.py dentro de load_model</text:span></text:p>
      <text:p text:style-name="Preformatted_20_Text"/>
      <text:p text:style-name="Preformatted_20_Text"><text:span text:style-name="Source_20_Text"># ... (código anterior)</text:span></text:p>
      <text:p text:style-name="Preformatted_20_Text"/>
      <text:p text:style-name="Preformatted_20_Text"><text:span text:style-name="Source_20_Text">try:</text:span></text:p>
      <text:p text:style-name="Preformatted_20_Text"><text:span text:style-name="Source_20_Text"><text:s text:c="4"/># DEFINIR DTYPE: Si es CPU usa float32, si es CUDA usa float16 (ahorra 50% de VRAM/RAM)</text:span></text:p>
      <text:p text:style-name="Preformatted_20_Text"><text:span text:style-name="Source_20_Text"><text:s text:c="4"/>dtype = torch.float16 if self.device == "cuda" else torch.float32</text:span></text:p>
      <text:p text:style-name="Preformatted_20_Text"/>
      <text:p text:style-name="Preformatted_20_Text"><text:span text:style-name="Source_20_Text"><text:s text:c="4"/># AÑADIR low_cpu_mem_usage=True</text:span></text:p>
      <text:p text:style-name="Preformatted_20_Text"><text:span text:style-name="Source_20_Text"><text:s text:c="4"/>self.model = Sam3Model.from_pretrained(</text:span></text:p>
      <text:p text:style-name="Preformatted_20_Text"><text:span text:style-name="Source_20_Text"><text:s text:c="8"/>local_dir.as_posix(), </text:span></text:p>
      <text:p text:style-name="Preformatted_20_Text"><text:span text:style-name="Source_20_Text"><text:s text:c="8"/>local_files_only=True,</text:span></text:p>
      <text:p text:style-name="Preformatted_20_Text"><text:span text:style-name="Source_20_Text"><text:s text:c="8"/>low_cpu_mem_usage=True, <text:s/># &lt;--- ESTA ES LA CLAVE</text:span></text:p>
      <text:p text:style-name="Preformatted_20_Text"><text:soft-page-break/><text:span text:style-name="Source_20_Text"><text:s text:c="8"/>torch_dtype=dtype <text:s text:c="7"/># &lt;--- Ahorra memoria si usas GPU</text:span></text:p>
      <text:p text:style-name="Preformatted_20_Text"><text:span text:style-name="Source_20_Text"><text:s text:c="4"/>).to(self.device)</text:span></text:p>
      <text:p text:style-name="Preformatted_20_Text"/>
      <text:p text:style-name="Preformatted_20_Text"><text:span text:style-name="Source_20_Text"><text:s text:c="4"/>self.processor = Sam3Processor.from_pretrained(local_dir.as_posix(), local_files_only=True)</text:span></text:p>
      <text:p text:style-name="Preformatted_20_Text"><text:span text:style-name="Source_20_Text"><text:s text:c="4"/>self.model.eval()</text:span></text:p>
      <text:p text:style-name="Preformatted_20_Text"/>
      <text:p text:style-name="P10"><text:span text:style-name="Source_20_Text"># ... (resto del código)</text:span></text:p>
      <text:p text:style-name="Text_20_body"><text:span text:style-name="T2">Por qué funciona esto:</text:span> Sin <text:span text:style-name="Source_20_Text">low_cpu_mem_usage=True</text:span>, HuggingFace carga el "state dict" (diccionario de pesos) completo en RAM (aprox 4-6GB) Y LUEGO crea el modelo (otros 4-6GB). Pico total: ~10-12GB. Sumado a tu Windows + VSCode + Navegador, revientas los 16GB. Con esa opción, carga capa por capa, manteniendo el consumo estable.</text:p>
      <text:h text:style-name="Heading_20_4" text:outline-level="4">Modificación 2: Desactivar "Safe Mode" forzado a CPU</text:h>
      <text:p text:style-name="Text_20_body">Tu GPU (1050 Ti 4GB) es pequeña, pero SAM-3 podría caber si usas <text:span text:style-name="Source_20_Text">float16</text:span>. Usar la CPU para inferencia de modelos gigantes consume muchísima RAM de sistema (la que te falta). Moverlo a la GPU (VRAM) libera tu RAM principal.</text:p>
      <text:p text:style-name="Text_20_body">Intenta ejecutar con estas configuraciones en tu JSON de request, después de aplicar el parche de arriba:</text:p>
      <text:list text:style-name="L8">
        <text:list-item>
          <text:p text:style-name="P20"><text:span text:style-name="Source_20_Text">"safe_mode": false</text:span></text:p>
        </text:list-item>
        <text:list-item>
          <text:p text:style-name="P20"><text:span text:style-name="Source_20_Text">"device_preference": "cuda"</text:span></text:p>
        </text:list-item>
      </text:list>
      <text:p text:style-name="Text_20_body">Si la VRAM de la 1050 Ti se llena, PyTorch dará un error "CUDA out of memory", pero <text:span text:style-name="T2">no congelará tu PC</text:span>. El freeze actual es por culpa de la RAM de sistema (CPU mode).</text:p>
      <text:h text:style-name="Heading_20_3" text:outline-level="3">Resumen de pasos inmediatos:</text:h>
      <text:list text:style-name="L9">
        <text:list-item>
          <text:p text:style-name="P21"><text:span text:style-name="T2">Aplica el cambio de código</text:span> (<text:span text:style-name="Source_20_Text">low_cpu_mem_usage=True</text:span>) en <text:span text:style-name="Source_20_Text">sam3_runner.py</text:span>.</text:p>
        </text:list-item>
        <text:list-item>
          <text:p text:style-name="P21">(Opcional pero recomendado) Cierra navegadores (veo procesos <text:span text:style-name="Source_20_Text">msedgewebview2.exe</text:span> en tu foto consumiendo recursos) antes de lanzar la prueba.</text:p>
        </text:list-item>
        <text:list-item>
          <text:p text:style-name="P21">Vuelve a probar (puedes revertir el cambio de "sync" del manager si quieres, aunque para depurar mejor déjalo síncrono por ahora).</text:p>
        </text:list-item>
      </text:list>
      <text:p text:style-name="Text_20_body">Dime si con <text:span text:style-name="Source_20_Text">low_cpu_mem_usage=True</text:span> logras pasar de la fase de "Materializing param".</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Gothic" svg:font-family="'MS Gothic'"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41S</meta:editing-duration>
    <meta:editing-cycles>4</meta:editing-cycles>
    <meta:generator>LibreOffice/7.6.3.2$Windows_X86_64 LibreOffice_project/29d686fea9f6705b262d369fede658f824154cc0</meta:generator>
    <dc:date>2025-12-30T19:44:15.850000000</dc:date>
    <meta:print-date>2025-12-30T19:44:13.530000000</meta:print-date>
    <meta:printed-by>Archivos PDF</meta:printed-by>
    <meta:document-statistic meta:table-count="0" meta:image-count="0" meta:object-count="0" meta:page-count="2" meta:paragraph-count="42" meta:word-count="625" meta:character-count="3984" meta:non-whitespace-character-count="3340"/>
    <meta:user-defined meta:name="Info 1"/>
    <meta:user-defined meta:name="Info 2"/>
    <meta:user-defined meta:name="Info 3"/>
    <meta:user-defined meta:name="Info 4"/>
  </office:meta>
</office:document-meta>
</file>